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pitch="variable"/>
    <style:font-face style:name="Lucidasans" svg:font-family="Lucidasans" style:font-pitch="variable"/>
    <style:font-face style:name="Tempus Sans ITC" svg:font-family="'Tempus Sans ITC'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4" style:family="table">
      <style:table-properties style:width="15.381cm" table:align="margins" style:writing-mode="lr-tb"/>
    </style:style>
    <style:style style:name="Tabla4.A" style:family="table-column">
      <style:table-column-properties style:column-width="6.922cm" style:rel-column-width="29490*"/>
    </style:style>
    <style:style style:name="Tabla4.B" style:family="table-column">
      <style:table-column-properties style:column-width="1.538cm" style:rel-column-width="6553*"/>
    </style:style>
    <style:style style:name="Tabla4.C" style:family="table-column">
      <style:table-column-properties style:column-width="6.922cm" style:rel-column-width="29492*"/>
    </style:style>
    <style:style style:name="Tabla4.1" style:family="table-row">
      <style:table-row-properties fo:keep-together="always"/>
    </style:style>
    <style:style style:name="Tabla4.A1.1" style:family="table-row">
      <style:table-row-properties style:min-row-height="0.266cm" fo:keep-together="always"/>
    </style:style>
    <style:style style:name="Tabla4.A1.1.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a4.A1.2" style:family="table-row">
      <style:table-row-properties style:min-row-height="0.265cm" fo:keep-together="always"/>
    </style:style>
    <style:style style:name="Tabla4.A1.1.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text-transform="uppercase" fo:font-size="8pt" fo:font-style="italic" fo:font-weight="bold" style:font-size-asian="8pt" style:font-style-asian="italic" style:font-weight-asian="bold" style:font-size-complex="8pt" style:font-weight-complex="bold"/>
    </style:style>
    <style:style style:name="P2" style:family="paragraph" style:parent-style-name="Header">
      <style:text-properties fo:font-size="8pt" fo:font-style="italic" style:font-size-asian="8pt" style:font-style-asian="italic" style:font-size-complex="8pt"/>
    </style:style>
    <style:style style:name="P3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P4" style:family="paragraph" style:parent-style-name="Sin_20_espaciado">
      <style:paragraph-properties style:snap-to-layout-grid="false"/>
      <style:text-properties style:font-name="Cambria" fo:font-size="8pt" fo:font-style="italic" fo:font-weight="bold" style:font-size-asian="8pt" style:font-style-asian="italic" style:font-weight-asian="bold" style:font-size-complex="8pt"/>
    </style:style>
    <style:style style:name="P5" style:family="paragraph" style:parent-style-name="Standard">
      <style:paragraph-properties fo:text-align="justify" style:justify-single-word="false"/>
      <style:text-properties officeooo:paragraph-rsid="00103bb2"/>
    </style:style>
    <style:style style:name="P6" style:family="paragraph" style:parent-style-name="Standard">
      <style:paragraph-properties fo:text-align="justify" style:justify-single-word="false"/>
      <style:text-properties style:font-name="Tempus Sans ITC" fo:font-style="italic" officeooo:paragraph-rsid="00103bb2" style:font-style-asian="italic"/>
    </style:style>
    <style:style style:name="P7" style:family="paragraph" style:parent-style-name="Standard">
      <style:text-properties fo:font-size="11pt" officeooo:paragraph-rsid="00103bb2" style:font-size-asian="11pt" style:font-size-complex="11pt"/>
    </style:style>
    <style:style style:name="P8" style:family="paragraph" style:parent-style-name="Standard">
      <style:text-properties officeooo:paragraph-rsid="00103bb2"/>
    </style:style>
    <style:style style:name="P9" style:family="paragraph" style:parent-style-name="Standard">
      <style:text-properties fo:font-size="11pt" officeooo:paragraph-rsid="00103bb2" style:font-size-asian="11pt" style:font-size-complex="11pt"/>
    </style:style>
    <style:style style:name="P10" style:family="paragraph" style:parent-style-name="Standard">
      <style:text-properties fo:font-size="11pt" officeooo:rsid="00192a2b" officeooo:paragraph-rsid="00192a2b" style:font-size-asian="11pt" style:font-size-complex="11pt"/>
    </style:style>
    <style:style style:name="P11" style:family="paragraph" style:parent-style-name="Standard" style:list-style-name="L1" style:master-page-name="Standard">
      <style:paragraph-properties style:page-number="auto"/>
      <style:text-properties officeooo:paragraph-rsid="00103bb2"/>
    </style:style>
    <style:style style:name="P12" style:family="paragraph">
      <style:paragraph-properties fo:text-align="center"/>
    </style:style>
    <style:style style:name="P13" style:family="paragraph">
      <loext:graphic-properties draw:fill-color="#ffffcc"/>
      <style:paragraph-properties fo:text-align="center" style:writing-mode="lr-tb"/>
    </style:style>
    <style:style style:name="P14" style:family="paragraph">
      <loext:graphic-properties draw:fill-color="#ccffff"/>
      <style:paragraph-properties fo:text-align="center" style:writing-mode="lr-tb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-color="#ccffff"/>
      <style:paragraph-properties fo:text-align="center" style:writing-mode="lr-tb"/>
      <style:text-properties fo:font-size="10pt"/>
    </style:style>
    <style:style style:name="T1" style:family="text">
      <style:text-properties officeooo:rsid="00103bb2"/>
    </style:style>
    <style:style style:name="T2" style:family="text">
      <style:text-properties officeooo:rsid="0013b551"/>
    </style:style>
    <style:style style:name="T3" style:family="text">
      <style:text-properties officeooo:rsid="00192a2b"/>
    </style:style>
    <style:style style:name="T4" style:family="text">
      <style:text-properties fo:font-size="12pt"/>
    </style:style>
    <style:style style:name="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2.575cm" fo:min-width="3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575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314cm" fo:min-width="3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968cm" fo:min-width="2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639cm" fo:min-width="1.2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start="Square" draw:marker-start-width="0.101cm" draw:marker-end="Square" draw:marker-end-width="0.101cm" draw:stroke-linejoin="bevel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ccffff" draw:textarea-horizontal-align="center" draw:textarea-vertical-align="middle" draw:fit-to-size="false" style:shrink-to-fi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start="Square" draw:marker-start-width="0.101cm" draw:marker-end="Square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20829004" text:style-name="L1">
        <text:list-header>
          <text:p text:style-name="P11"><draw:custom-shape text:anchor-type="paragraph" draw:z-index="10" draw:name="Forma1" draw:style-name="gr9" draw:text-style-name="P12" svg:width="2.315cm" svg:height="0.969cm" svg:x="-10537.16cm" svg:y="-6125.058cm"><text:p/><draw:enhanced-geometry draw:type="cloud"/></draw:custom-shape><draw:custom-shape text:anchor-type="paragraph" draw:z-index="9" draw:name="Forma2" draw:style-name="gr10" draw:text-style-name="P12" svg:width="1.253cm" svg:height="0.639cm" svg:x="-10540.272cm" svg:y="-6047.493cm"><text:p/><draw:enhanced-geometry draw:type="cloud"/></draw:custom-shape><text:span text:style-name="T1">2. </text:span>Dado el sistema de la figura:</text:p>
        </text:list-header>
      </text:list>
      <text:p text:style-name="P8"><draw:custom-shape text:anchor-type="paragraph" draw:z-index="11" draw:name="Forma3" draw:style-name="gr8" draw:text-style-name="P12" svg:width="3.142cm" svg:height="2.315cm" svg:x="-10748.52cm" svg:y="-6266.632cm"><text:p/><draw:enhanced-geometry draw:type="cloud"/></draw:custom-shape><draw:custom-shape text:anchor-type="paragraph" draw:z-index="12" draw:name="Forma4" draw:style-name="gr7" draw:text-style-name="P12" svg:width="3.308cm" svg:height="2.576cm" svg:x="-10572.942cm" svg:y="-6266.632cm"><text:p/><draw:enhanced-geometry draw:type="cloud"/></draw:custom-shape><draw:custom-shape text:anchor-type="paragraph" draw:z-index="13" draw:name="Forma5" draw:style-name="gr6" draw:text-style-name="P15" svg:width="3.024cm" svg:height="2.576cm" svg:x="-10766.3cm" svg:y="-6409.538cm"><text:p/><draw:enhanced-geometry draw:type="star12"/></draw:custom-shape></text:p>
      <text:p text:style-name="P8"><draw:rect text:anchor-type="paragraph" draw:z-index="26" draw:name="Forma6" draw:style-name="gr3" draw:text-style-name="P13" svg:width="0.473cm" svg:height="0.426cm" svg:x="11.896cm" svg:y="0.28cm"><text:p text:style-name="P12">C</text:p></draw:rect><text:tab/><text:tab/><text:tab/><text:tab/><text:tab/><text:tab/><text:tab/><text:tab/><text:tab/> <text:s text:c="9"/></text:p>
      <text:p text:style-name="P8"><draw:rect text:anchor-type="paragraph" draw:z-index="23" draw:name="Forma7" draw:style-name="gr3" draw:text-style-name="P13" svg:width="0.473cm" svg:height="0.426cm" svg:x="4.392cm" svg:y="0.053cm"><text:p text:style-name="P12">A</text:p></draw:rect><draw:line text:anchor-type="paragraph" draw:z-index="28" draw:name="Forma8" draw:style-name="gr2" draw:text-style-name="P12" svg:x1="4.604cm" svg:y1="0.455cm" svg:x2="4.604cm" svg:y2="0.974cm"><text:p/></draw:line><draw:line text:anchor-type="paragraph" draw:z-index="31" draw:name="Forma9" draw:style-name="gr2" draw:text-style-name="P12" svg:x1="12.162cm" svg:y1="0.218cm" svg:x2="12.162cm" svg:y2="0.761cm"><text:p/></draw:line>192.168.1.0/<text:span text:style-name="T2">24</text:span><text:tab/><text:tab/><text:tab/><text:tab/><text:tab/><text:span text:style-name="T2">1</text:span>92.168.3.0/<text:span text:style-name="T2">24</text:span></text:p>
      <text:p text:style-name="P8"><draw:line text:anchor-type="paragraph" draw:z-index="3" draw:name="Forma10" draw:style-name="gr13" draw:text-style-name="P12" svg:x1="10.65cm" svg:y1="0.275cm" svg:x2="15.351cm" svg:y2="0.275cm"><text:p/></draw:line><draw:line text:anchor-type="paragraph" draw:z-index="19" draw:name="Forma11" draw:style-name="gr2" draw:text-style-name="P12" svg:x1="9.394cm" svg:y1="1.256cm" svg:x2="11.052cm" svg:y2="0.275cm"><text:p/></draw:line><draw:line text:anchor-type="paragraph" draw:z-index="20" draw:name="Forma12" draw:style-name="gr2" draw:text-style-name="P12" svg:x1="13.816cm" svg:y1="0.275cm" svg:x2="13.698cm" svg:y2="1.055cm"><text:p/></draw:line></text:p>
      <text:p text:style-name="P8"><draw:line text:anchor-type="paragraph" draw:z-index="2" draw:name="Forma13" draw:style-name="gr13" draw:text-style-name="P12" svg:x1="1.131cm" svg:y1="0cm" svg:x2="6.611cm" svg:y2="0cm"><text:p/></draw:line><draw:line text:anchor-type="paragraph" draw:z-index="15" draw:name="Forma14" draw:style-name="gr2" draw:text-style-name="P12" svg:x1="3.542cm" svg:y1="0cm" svg:x2="3.542cm" svg:y2="0.875cm"><text:p/></draw:line><draw:line text:anchor-type="paragraph" draw:z-index="17" draw:name="Forma15" draw:style-name="gr2" draw:text-style-name="P12" svg:x1="6.211cm" svg:y1="0cm" svg:x2="8.322cm" svg:y2="0.804cm"><text:p/></draw:line><text:tab/><text:tab/><text:tab/><text:tab/><text:tab/><text:tab/><text:tab/><text:tab/><text:tab/><text:tab/><text:tab/>eth0</text:p>
      <text:p text:style-name="P8"><draw:ellipse text:anchor-type="paragraph" draw:z-index="5" draw:name="Forma16" draw:style-name="gr5" draw:text-style-name="P14" svg:width="1.253cm" svg:height="0.71cm" svg:x="8.241cm" svg:y="0.129cm"><text:p text:style-name="P12">R2</text:p></draw:ellipse><draw:ellipse text:anchor-type="paragraph" draw:z-index="7" draw:name="Forma17" draw:style-name="gr5" draw:text-style-name="P14" svg:width="1.253cm" svg:height="0.71cm" svg:x="13.062cm" svg:y="0.081cm"><text:p text:style-name="P12">R3</text:p></draw:ellipse><draw:ellipse text:anchor-type="paragraph" draw:z-index="14" draw:name="Forma18" draw:style-name="gr5" draw:text-style-name="P14" svg:width="1.253cm" svg:height="0.71cm" svg:x="2.902cm" svg:y="0.388cm"><text:p text:style-name="P12">R1</text:p></draw:ellipse><text:tab/><text:tab/>eth0<text:tab/><text:tab/><text:tab/> <text:s text:c="7"/>eth0<text:tab/> <text:s text:c="7"/>eth1<text:tab/><text:tab/></text:p>
      <text:p text:style-name="P8"><draw:line text:anchor-type="paragraph" draw:z-index="18" draw:name="Forma19" draw:style-name="gr2" draw:text-style-name="P12" svg:x1="9.282cm" svg:y1="0.284cm" svg:x2="11.03cm" svg:y2="2.48cm"><text:p/></draw:line><draw:line text:anchor-type="paragraph" draw:z-index="21" draw:name="Forma20" draw:style-name="gr2" draw:text-style-name="P12" svg:x1="13.486cm" svg:y1="0.303cm" svg:x2="11.786cm" svg:y2="2.48cm"><text:p/></draw:line><draw:line text:anchor-type="paragraph" draw:z-index="30" draw:name="Forma21" draw:style-name="gr2" draw:text-style-name="P12" svg:x1="4.154cm" svg:y1="0.351cm" svg:x2="10.792cm" svg:y2="2.826cm"><text:p/></draw:line><text:s text:c="25"/><text:tab/> <text:s text:c="3"/>eth2<text:tab/><text:tab/> <text:s/><text:tab/><text:tab/><text:tab/> <text:s text:c="10"/></text:p>
      <text:p text:style-name="P8"><draw:line text:anchor-type="paragraph" draw:z-index="16" draw:name="Forma22" draw:style-name="gr2" draw:text-style-name="P12" svg:x1="3.494cm" svg:y1="0.123cm" svg:x2="3.494cm" svg:y2="1.255cm"><text:p/></draw:line><text:tab/><text:tab/>eth1<text:tab/><text:tab/><text:tab/><text:tab/><text:tab/>eth2<text:tab/><text:tab/><text:tab/> <text:s text:c="7"/>eth1</text:p>
      <text:p text:style-name="P8"/>
      <text:p text:style-name="P8"><draw:line text:anchor-type="paragraph" draw:z-index="4" draw:name="Forma23" draw:style-name="gr13" draw:text-style-name="P12" svg:x1="1.558cm" svg:y1="0.282cm" svg:x2="6.85cm" svg:y2="0.282cm"><text:p/></draw:line><draw:line text:anchor-type="paragraph" draw:z-index="27" draw:name="Forma24" draw:style-name="gr2" draw:text-style-name="P12" svg:x1="3.117cm" svg:y1="0.898cm" svg:x2="3.117cm" svg:y2="0.259cm"><text:p/></draw:line></text:p>
      <text:p text:style-name="P8"><draw:ellipse text:anchor-type="paragraph" draw:z-index="6" draw:name="Forma25" draw:style-name="gr12" draw:text-style-name="P16" svg:width="1.253cm" svg:height="0.71cm" svg:x="10.791cm" svg:y="0.482cm"><text:p text:style-name="P12"><text:span text:style-name="T4">R</text:span><text:span text:style-name="T4">4</text:span></text:p></draw:ellipse><draw:rect text:anchor-type="paragraph" draw:z-index="25" draw:name="Forma26" draw:style-name="gr3" draw:text-style-name="P13" svg:width="0.473cm" svg:height="0.426cm" svg:x="2.926cm" svg:y="0.411cm"><text:p text:style-name="P12">B</text:p></draw:rect><draw:line text:anchor-type="paragraph" draw:z-index="32" draw:name="Forma27" draw:style-name="gr1" draw:text-style-name="P12" svg:x1="12.044cm" svg:y1="0.873cm" svg:x2="14.859cm" svg:y2="0.873cm"><text:p/></draw:line>192.168.2.0/<text:span text:style-name="T2">24</text:span><text:tab/><text:tab/><text:tab/><text:tab/><text:tab/> <text:s text:c="11"/>eth1 <text:s text:c="12"/>eth2<text:tab/><text:tab/><text:tab/><text:tab/><text:tab/><text:tab/><text:tab/> <text:s text:c="3"/><text:tab/><text:tab/>eth0<text:tab/><text:tab/><text:tab/> <text:s text:c="13"/></text:p>
      <text:p text:style-name="P8"><draw:line text:anchor-type="paragraph" draw:z-index="22" draw:name="Forma28" draw:style-name="gr4" draw:text-style-name="P12" svg:x1="11.464cm" svg:y1="1.274cm" svg:x2="11.464cm" svg:y2="0.217cm"><text:p/></draw:line><text:tab/><text:tab/><text:tab/><text:tab/><text:tab/><text:tab/><text:tab/><text:tab/> <text:s text:c="2"/><text:tab/> <text:s text:c="7"/><text:span text:style-name="T3">eth3<text:tab/> <text:s text:c="5"/>ISP<text:tab/></text:span></text:p>
      <text:p text:style-name="P8"><text:tab/><text:tab/><text:tab/><text:tab/><text:tab/><text:tab/><text:tab/><text:tab/><text:tab/> <text:s text:c="2"/>ath0<text:tab/></text:p>
      <text:p text:style-name="P8"><draw:line text:anchor-type="paragraph" draw:z-index="29" draw:name="Forma29" draw:style-name="gr2" draw:text-style-name="P12" svg:x1="8.998cm" svg:y1="0.568cm" svg:x2="8.998cm" svg:y2="0.3cm"><text:p/></draw:line><draw:line text:anchor-type="paragraph" draw:z-index="8" draw:name="Forma30" draw:style-name="gr11" draw:text-style-name="P12" svg:x1="7.391cm" svg:y1="0.3cm" svg:x2="12.162cm" svg:y2="0.3cm"><text:p/></draw:line></text:p>
      <text:p text:style-name="P8"><draw:rect text:anchor-type="paragraph" draw:z-index="24" draw:name="Forma31" draw:style-name="gr3" draw:text-style-name="P13" svg:width="0.473cm" svg:height="0.426cm" svg:x="8.807cm" svg:y="0.081cm"><text:p text:style-name="P12">D</text:p></draw:rect><text:tab/><text:tab/><text:tab/><text:tab/><text:tab/><text:tab/><text:tab/><text:tab/><text:tab/>192.168.4.0/<text:span text:style-name="T2">24</text:span></text:p>
      <text:p text:style-name="P8"><text:tab/><text:tab/><text:tab/><text:tab/><text:tab/><text:tab/><text:tab/> <text:s text:c="5"/><text:tab/><text:tab/><text:tab/><text:tab/><text:tab/><text:tab/></text:p>
      <text:p text:style-name="P8"/>
      <text:p text:style-name="P8">Direcciones IP de las tarjetas de los routers:</text:p>
      <text:p text:style-name="P7"/>
      <text:p text:style-name="P7">R1: <text:s/><text:tab/>eth0: 192.168.1.200</text:p>
      <text:p text:style-name="P7"><text:tab/>eth1: 192.168.2.60</text:p>
      <text:p text:style-name="P7"><text:tab/>eth2: 192.168.9.1</text:p>
      <text:p text:style-name="P7"/>
      <text:p text:style-name="P7">R2:<text:tab/>eth0: 192.168.1.180</text:p>
      <text:p text:style-name="P7"><text:tab/>eth1: 192.168.2.15</text:p>
      <text:p text:style-name="P7"><text:tab/>eth2: 192.168.10.1</text:p>
      <text:p text:style-name="P7"/>
      <text:p text:style-name="P7">R3:<text:tab/>eth0: 192.168.3.50</text:p>
      <text:p text:style-name="P7"><text:tab/>eth1: 192.168.11.10</text:p>
      <text:p text:style-name="P7"/>
      <text:p text:style-name="P7">R4:<text:tab/>eth0: 192.168.9.2</text:p>
      <text:p text:style-name="P7"><text:tab/>eth1: 192.168.10.2</text:p>
      <text:p text:style-name="P7"><text:tab/>eth2: 192.168.11.1</text:p>
      <text:p text:style-name="P7"><text:tab/>eth3: 85.136.12.57</text:p>
      <text:p text:style-name="P7"><text:tab/>ath0: 192.168.4.0</text:p>
      <text:p text:style-name="P7"/>
      <text:p text:style-name="P10">ISP: 85.136.12.1</text:p>
      <text:p text:style-name="P7"/>
      <text:p text:style-name="P7"/>
      <text:p text:style-name="P7">Direcciones IP de los hosts:</text:p>
      <text:p text:style-name="P7"/>
      <text:p text:style-name="P7">A: 192.168.1.12</text:p>
      <text:p text:style-name="P7">B: 192.168.2.23</text:p>
      <text:p text:style-name="P7">C: 192.168.3.4</text:p>
      <text:p text:style-name="P7">D: 192.168.4.55</text:p>
      <text:p text:style-name="P8"/>
      <text:p text:style-name="P5">Responder a las siguientes cuestiones:</text:p>
      <text:p text:style-name="P5"/>
      <text:p text:style-name="P5">a) Una de las direcciones IP de una de las tarjetas de uno de los routers no es correcta. Encuéntrala, justifica porque es incorrecta y cámbiala para que el sistema funcione.</text:p>
      <text:p text:style-name="P5"/>
      <text:p text:style-name="P5"><text:soft-page-break/>b) Escribir las tablas de enrutamiento de los hosts A, B, C y D y de los cuatro routers de forma que todos los hosts de cada subred puedan comunicarse entre sí y tengan salida a Internet.</text:p>
      <text:p text:style-name="P5"/>
      <text:p text:style-name="P5">c) Dí los cambios que tendrías que hacer para impedir que los ordenadores de la red 192.168.1.0 accedan a la red 192.168.3.0. Reescribe en papel las tablas de enrutamiento que haya que cambiar.</text:p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pitch="variable"/>
    <style:font-face style:name="Lucidasans" svg:font-family="Lucidasans" style:font-pitch="variable"/>
    <style:font-face style:name="Tempus Sans ITC" svg:font-family="'Tempus Sans ITC'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marker draw:name="Arrow" svg:viewBox="0 0 20 30" svg:d="M10 0l-10 30h20z"/>
    <draw:marker draw:name="Arrow_20_short" draw:display-name="Arrow short" svg:viewBox="0 7 20 13" svg:d="M0 20l10-13 10 13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1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s" fo:country="ES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in_20_espaciado" style:display-name="Sin espaciado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fo:font-size="11pt" fo:font-style="normal" fo:font-weight="normal" style:font-size-asian="11pt" style:font-style-asian="normal" style:font-weight-asian="normal"/>
    </style:style>
    <style:style style:name="WW8Num3z0" style:family="text">
      <style:text-properties fo:font-size="11pt" fo:font-style="normal" fo:font-weight="normal" style:font-size-asian="11pt" style:font-style-asian="normal" style:font-weight-asian="normal"/>
    </style:style>
    <style:style style:name="WW8Num5z0" style:family="text">
      <style:text-properties fo:font-size="11pt" fo:font-style="normal" fo:font-weight="normal" style:font-size-asian="11pt" style:font-style-asian="normal" style:font-weight-asian="normal"/>
    </style:style>
    <style:style style:name="WW8Num6z1" style:family="text">
      <style:text-properties style:font-name="Wingdings 2" fo:font-family="'Wingdings 2'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Sin_20_espaciado_20_Car" style:display-name="Sin espaciado Car" style:family="text" style:parent-style-name="Fuente_20_de_20_párrafo_20_predeter.">
      <style:text-properties fo:font-size="11pt" fo:language="es" fo:country="E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5cm" text:min-label-width="0.635cm"/>
      </text:list-level-style-number>
      <text:list-level-style-number text:level="3" style:num-suffix="." style:num-format="i">
        <style:list-level-properties text:min-label-width="3.18cm" text:min-label-distance="0.318cm" fo:text-align="end"/>
      </text:list-level-style-number>
      <text:list-level-style-number text:level="4" style:num-suffix="." style:num-format="1">
        <style:list-level-properties text:space-before="3.815cm" text:min-label-width="0.635cm"/>
      </text:list-level-style-number>
      <text:list-level-style-number text:level="5" style:num-suffix="." style:num-format="a" style:num-letter-sync="true">
        <style:list-level-properties text:space-before="5.085cm" text:min-label-width="0.635cm"/>
      </text:list-level-style-number>
      <text:list-level-style-number text:level="6" style:num-suffix="." style:num-format="i">
        <style:list-level-properties text:min-label-width="6.99cm" text:min-label-distance="0.318cm" fo:text-align="end"/>
      </text:list-level-style-number>
      <text:list-level-style-number text:level="7" style:num-suffix="." style:num-format="1">
        <style:list-level-properties text:space-before="7.625cm" text:min-label-width="0.635cm"/>
      </text:list-level-style-number>
      <text:list-level-style-number text:level="8" style:num-suffix="." style:num-format="a" style:num-letter-sync="true">
        <style:list-level-properties text:space-before="8.895cm" text:min-label-width="0.635cm"/>
      </text:list-level-style-number>
      <text:list-level-style-number text:level="9" style:num-suffix="." style:num-format="i">
        <style:list-level-properties text:min-label-width="10.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space-before="0.63cm" text:min-label-width="0.635cm"/>
      </text:list-level-style-number>
      <text:list-level-style-number text:level="2" style:num-suffix="." style:num-format="a" style:num-letter-sync="true">
        <style:list-level-properties text:space-before="1.265cm" text:min-label-width="0.635cm"/>
      </text:list-level-style-number>
      <text:list-level-style-number text:level="3" style:num-suffix="." style:num-format="i">
        <style:list-level-properties text:min-label-width="3.17cm" text:min-label-distance="0.318cm" fo:text-align="end"/>
      </text:list-level-style-number>
      <text:list-level-style-number text:level="4" text:style-name="WW8Num3z0" style:num-suffix="." style:num-format="1">
        <style:list-level-properties text:space-before="3.805cm" text:min-label-width="0.635cm"/>
      </text:list-level-style-number>
      <text:list-level-style-number text:level="5" style:num-suffix="." style:num-format="a" style:num-letter-sync="true">
        <style:list-level-properties text:space-before="5.075cm" text:min-label-width="0.635cm"/>
      </text:list-level-style-number>
      <text:list-level-style-number text:level="6" style:num-suffix="." style:num-format="i">
        <style:list-level-properties text:min-label-width="6.98cm" text:min-label-distance="0.318cm" fo:text-align="end"/>
      </text:list-level-style-number>
      <text:list-level-style-number text:level="7" style:num-suffix="." style:num-format="1">
        <style:list-level-properties text:space-before="7.615cm" text:min-label-width="0.635cm"/>
      </text:list-level-style-number>
      <text:list-level-style-number text:level="8" style:num-suffix="." style:num-format="a" style:num-letter-sync="true">
        <style:list-level-properties text:space-before="8.885cm" text:min-label-width="0.635cm"/>
      </text:list-level-style-number>
      <text:list-level-style-number text:level="9" style:num-suffix="." style:num-format="i">
        <style:list-level-properties text:min-label-width="10.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a" style:num-letter-sync="true">
        <style:list-level-properties text:space-before="2.858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space-before="0.63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6z1" style:num-suffix="." text:bullet-char="">
        <style:list-level-properties text:space-before="1.27cm" text:min-label-width="0.635cm"/>
        <style:text-properties style:font-name="Wingdings 2"/>
      </text:list-level-style-bullet>
      <text:list-level-style-number text:level="3" style:num-suffix="." style:num-format="a" style:num-letter-sync="true">
        <style:list-level-properties text:space-before="2.858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381cm" table:align="margins" style:writing-mode="lr-tb"/>
    </style:style>
    <style:style style:name="Tabla4.A" style:family="table-column">
      <style:table-column-properties style:column-width="6.922cm" style:rel-column-width="29490*"/>
    </style:style>
    <style:style style:name="Tabla4.B" style:family="table-column">
      <style:table-column-properties style:column-width="1.538cm" style:rel-column-width="6553*"/>
    </style:style>
    <style:style style:name="Tabla4.C" style:family="table-column">
      <style:table-column-properties style:column-width="6.922cm" style:rel-column-width="29492*"/>
    </style:style>
    <style:style style:name="Tabla4.1" style:family="table-row">
      <style:table-row-properties fo:keep-together="always"/>
    </style:style>
    <style:style style:name="Tabla4.A1.1" style:family="table-row">
      <style:table-row-properties style:min-row-height="0.266cm" fo:keep-together="always"/>
    </style:style>
    <style:style style:name="Tabla4.A1.1.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a4.A1.2" style:family="table-row">
      <style:table-row-properties style:min-row-height="0.265cm" fo:keep-together="always"/>
    </style:style>
    <style:style style:name="Tabla4.A1.1.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text-transform="uppercase" fo:font-size="8pt" fo:font-style="italic" fo:font-weight="bold" style:font-size-asian="8pt" style:font-style-asian="italic" style:font-weight-asian="bold" style:font-size-complex="8pt" style:font-weight-complex="bold"/>
    </style:style>
    <style:style style:name="MP2" style:family="paragraph" style:parent-style-name="Header">
      <style:text-properties fo:font-size="8pt" fo:font-style="italic" style:font-size-asian="8pt" style:font-style-asian="italic" style:font-size-complex="8pt"/>
    </style:style>
    <style:style style:name="MP3" style:family="paragraph" style:parent-style-name="Header">
      <style:paragraph-properties style:snap-to-layout-grid="false"/>
      <style:text-properties style:font-name="Cambria" fo:font-weight="bold" style:font-weight-asian="bold" style:font-weight-complex="bold"/>
    </style:style>
    <style:style style:name="MP4" style:family="paragraph" style:parent-style-name="Sin_20_espaciado">
      <style:paragraph-properties style:snap-to-layout-grid="false"/>
      <style:text-properties style:font-name="Cambria" fo:font-size="8pt" fo:font-style="italic" fo:font-weight="bold" style:font-size-asian="8pt" style:font-style-asian="italic" style:font-weight-asian="bold" style:font-size-complex="8pt"/>
    </style:style>
    <style:style style:name="Mfr1" style:family="graphic" style:parent-style-name="Frame">
      <style:graphic-properties fo:margin-left="0cm" fo:margin-right="0.33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20.999cm" fo:page-height="29.699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Footer"><draw:frame draw:style-name="Mfr1" draw:name="Marco10" text:anchor-type="char" svg:x="-0.191cm" svg:y="0.002cm" svg:width="15.381cm" draw:z-index="1"><draw:text-box fo:min-height="0.37cm"><table:table table:name="Tabla4" table:style-name="Tabla4"><table:table-column table:style-name="Tabla4.A"/><table:table-column table:style-name="Tabla4.B"/><table:table-column table:style-name="Tabla4.C"/><table:table-row table:style-name="Tabla4.1"><table:table-cell><table:table table:is-sub-table="true"><table:table-column table:style-name="Tabla4.A"/><table:table-row table:style-name="Tabla4.A1.1"><table:table-cell table:style-name="Tabla4.A1.1.1" office:value-type="string"><text:p text:style-name="MP3"/></table:table-cell></table:table-row><table:table-row table:style-name="Tabla4.A1.2"><table:table-cell table:style-name="Tabla4.A1.1.2" office:value-type="string"><text:p text:style-name="MP3"/></table:table-cell></table:table-row></table:table></table:table-cell><table:table-cell table:style-name="Tabla4.B1" office:value-type="string"><text:p text:style-name="MP4"/></table:table-cell><table:table-cell><table:table table:is-sub-table="true"><table:table-column table:style-name="Tabla4.C"/><table:table-row table:style-name="Tabla4.A1.1"><table:table-cell table:style-name="Tabla4.A1.1.1" office:value-type="string"><text:p text:style-name="MP3"/></table:table-cell></table:table-row><table:table-row table:style-name="Tabla4.A1.2"><table:table-cell table:style-name="Tabla4.A1.1.2" office:value-type="string"><text:p text:style-name="MP3"/></table:table-cell></table:table-row></table:table></table:table-cell></table:table-row></table:table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IES Gonzalo nazareno – redes locales - CURSO 2006/07</dc:title>
    <meta:initial-creator>eva</meta:initial-creator>
    <meta:creation-date>2007-03-05T21:30:00</meta:creation-date>
    <dc:date>2023-11-10T12:01:43.038641781</dc:date>
    <meta:print-date>2007-02-21T06:52:00</meta:print-date>
    <dc:language>es-ES</dc:language>
    <meta:editing-cycles>25</meta:editing-cycles>
    <meta:editing-duration>PT1H25M18S</meta:editing-duration>
    <meta:document-statistic meta:table-count="1" meta:image-count="0" meta:object-count="0" meta:page-count="2" meta:paragraph-count="36" meta:word-count="184" meta:character-count="1399" meta:non-whitespace-character-count="993"/>
    <meta:user-defined meta:name="Info 1"/>
    <meta:user-defined meta:name="Info 2"/>
    <meta:user-defined meta:name="Info 3"/>
    <meta:user-defined meta:name="Info 4"/>
  </office:meta>
</office:document-meta>
</file>